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URW Gothic L" svg:font-family="'URW Gothic L'" style:font-family-generic="swiss" style:font-pitch="variable"/>
  </office:font-face-decls>
  <office:automatic-styles>
    <style:style style:name="co1" style:family="table-column">
      <style:table-column-properties fo:break-before="auto" style:column-width="0.6291in"/>
    </style:style>
    <style:style style:name="co2" style:family="table-column">
      <style:table-column-properties fo:break-before="auto" style:column-width="0.9535in"/>
    </style:style>
    <style:style style:name="co3" style:family="table-column">
      <style:table-column-properties fo:break-before="auto" style:column-width="1.378in"/>
    </style:style>
    <style:style style:name="co4" style:family="table-column">
      <style:table-column-properties fo:break-before="auto" style:column-width="1.3689in"/>
    </style:style>
    <style:style style:name="co5" style:family="table-column">
      <style:table-column-properties fo:break-before="auto" style:column-width="1.8008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RW Gothic L" fo:font-size="9pt" style:font-size-asian="9pt" style:font-size-complex="9pt"/>
    </style:style>
    <style:style style:name="ce2" style:family="table-cell" style:parent-style-name="Default">
      <style:table-cell-properties fo:background-color="#ffff00"/>
      <style:text-properties style:font-name="URW Gothic L" fo:font-size="9pt" style:font-size-asian="9pt" style:font-size-complex="9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RW Gothic 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reeSans1" style:font-name-complex="FreeSans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reeSans1" style:font-name-complex="FreeSans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RW Gothic L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6.3008in" svg:height="3.5465in" svg:x="8.9386in" svg:y="0.1866in">
            <draw:object draw:notify-on-update-of-ranges="output.B21:output.B34 output.C20:output.C20 output.C21:output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Tamaño</text:p>
          </table:table-cell>
          <table:table-cell table:style-name="ce2" office:value-type="string" calcext:value-type="string">
            <text:p><text:s/>Trabajadores</text:p>
          </table:table-cell>
          <table:table-cell table:style-name="ce2" office:value-type="string" calcext:value-type="string">
            <text:p><text:s/>Tareas</text:p>
          </table:table-cell>
          <table:table-cell table:style-name="ce2" office:value-type="string" calcext:value-type="string">
            <text:p><text:s/>Presupuesto</text:p>
          </table:table-cell>
          <table:table-cell table:style-name="ce2" office:value-type="string" calcext:value-type="string">
            <text:p><text:s/>Tiempo de ejecución</text:p>
          </table:table-cell>
          <table:table-cell table:number-columns-repeated="8"/>
          <table:table-cell>
            <draw:frame draw:z-index="2" draw:style-name="gr1" draw:text-style-name="P1" svg:width="6.3008in" svg:height="3.5465in" svg:x="0.4874in" svg:y="0.0799in">
              <draw:object draw:notify-on-update-of-ranges="output.C20:output.C20 output.C21:output.C34 output.D20:output.D20 output.D21:output.D3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2553" calcext:value-type="float">
            <text:p>102553</text:p>
          </table:table-cell>
          <table:table-cell office:value-type="float" office:value="96.4419841766357" calcext:value-type="float">
            <text:p>96.441984176635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13478" calcext:value-type="float">
            <text:p>213478</text:p>
          </table:table-cell>
          <table:table-cell office:value-type="float" office:value="133.41498374939" calcext:value-type="float">
            <text:p>133.4149837493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96551" calcext:value-type="float">
            <text:p>296551</text:p>
          </table:table-cell>
          <table:table-cell office:value-type="float" office:value="198.807001113892" calcext:value-type="float">
            <text:p>198.80700111389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34908" calcext:value-type="float">
            <text:p>334908</text:p>
          </table:table-cell>
          <table:table-cell office:value-type="float" office:value="259.324073791504" calcext:value-type="float">
            <text:p>259.32407379150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48632" calcext:value-type="float">
            <text:p>448632</text:p>
          </table:table-cell>
          <table:table-cell office:value-type="float" office:value="443.475961685181" calcext:value-type="float">
            <text:p>443.47596168518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620956" calcext:value-type="float">
            <text:p>620956</text:p>
          </table:table-cell>
          <table:table-cell office:value-type="float" office:value="823.455095291138" calcext:value-type="float">
            <text:p>823.4550952911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964507" calcext:value-type="float">
            <text:p>964507</text:p>
          </table:table-cell>
          <table:table-cell office:value-type="float" office:value="1884.06872749329" calcext:value-type="float">
            <text:p>1884.0687274932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1012101" calcext:value-type="float">
            <text:p>1012101</text:p>
          </table:table-cell>
          <table:table-cell office:value-type="float" office:value="2768.05019378662" calcext:value-type="float">
            <text:p>2768.050193786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office:value-type="float" office:value="170" calcext:value-type="float">
            <text:p>170</text:p>
          </table:table-cell>
          <table:table-cell office:value-type="float" office:value="84" calcext:value-type="float">
            <text:p>84</text:p>
          </table:table-cell>
          <table:table-cell office:value-type="float" office:value="1295710" calcext:value-type="float">
            <text:p>1295710</text:p>
          </table:table-cell>
          <table:table-cell office:value-type="float" office:value="5389.87326622009" calcext:value-type="float">
            <text:p>5389.8732662200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1320027" calcext:value-type="float">
            <text:p>1320027</text:p>
          </table:table-cell>
          <table:table-cell office:value-type="float" office:value="5381.80708885193" calcext:value-type="float">
            <text:p>5381.8070888519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rge</text:p>
          </table:table-cell>
          <table:table-cell office:value-type="float" office:value="359" calcext:value-type="float">
            <text:p>359</text:p>
          </table:table-cell>
          <table:table-cell office:value-type="float" office:value="100" calcext:value-type="float">
            <text:p>100</text:p>
          </table:table-cell>
          <table:table-cell office:value-type="float" office:value="2573743" calcext:value-type="float">
            <text:p>2573743</text:p>
          </table:table-cell>
          <table:table-cell office:value-type="float" office:value="11222.932100296" calcext:value-type="float">
            <text:p>11222.93210029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rge</text:p>
          </table:table-cell>
          <table:table-cell office:value-type="float" office:value="413" calcext:value-type="float">
            <text:p>413</text:p>
          </table:table-cell>
          <table:table-cell office:value-type="float" office:value="152" calcext:value-type="float">
            <text:p>152</text:p>
          </table:table-cell>
          <table:table-cell office:value-type="float" office:value="3021846" calcext:value-type="float">
            <text:p>3021846</text:p>
          </table:table-cell>
          <table:table-cell office:value-type="float" office:value="20212.6400470734" calcext:value-type="float">
            <text:p>20212.64004707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rge</text:p>
          </table:table-cell>
          <table:table-cell office:value-type="float" office:value="469" calcext:value-type="float">
            <text:p>469</text:p>
          </table:table-cell>
          <table:table-cell office:value-type="float" office:value="205" calcext:value-type="float">
            <text:p>205</text:p>
          </table:table-cell>
          <table:table-cell office:value-type="float" office:value="3566521" calcext:value-type="float">
            <text:p>3566521</text:p>
          </table:table-cell>
          <table:table-cell office:value-type="float" office:value="53604.7911643982" calcext:value-type="float">
            <text:p>53604.791164398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rge</text:p>
          </table:table-cell>
          <table:table-cell office:value-type="float" office:value="481" calcext:value-type="float">
            <text:p>481</text:p>
          </table:table-cell>
          <table:table-cell office:value-type="float" office:value="259" calcext:value-type="float">
            <text:p>259</text:p>
          </table:table-cell>
          <table:table-cell office:value-type="float" office:value="3530235" calcext:value-type="float">
            <text:p>3530235</text:p>
          </table:table-cell>
          <table:table-cell office:value-type="float" office:value="95712.9828929901" calcext:value-type="float">
            <text:p>95712.982892990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rge</text:p>
          </table:table-cell>
          <table:table-cell office:value-type="float" office:value="548" calcext:value-type="float">
            <text:p>548</text:p>
          </table:table-cell>
          <table:table-cell office:value-type="float" office:value="263" calcext:value-type="float">
            <text:p>263</text:p>
          </table:table-cell>
          <table:table-cell office:value-type="float" office:value="4265533" calcext:value-type="float">
            <text:p>4265533</text:p>
          </table:table-cell>
          <table:table-cell office:value-type="float" office:value="181760.308027267" calcext:value-type="float">
            <text:p>181760.30802726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<text:s/>Trabajadores</text:p>
          </table:table-cell>
          <table:table-cell table:style-name="ce2" office:value-type="string" calcext:value-type="string">
            <text:p><text:s/>Tiempo de ejecución</text:p>
          </table:table-cell>
          <table:table-cell table:style-name="ce2" office:value-type="string" calcext:value-type="string">
            <text:p><text:s/>Delta Trabajadores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6.4419841766357" calcext:value-type="float">
            <text:p>96.4419841766357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3.41498374939" calcext:value-type="float">
            <text:p>133.41498374939</text:p>
          </table:table-cell>
          <table:table-cell table:formula="of:=[.B21]-[.B20]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.807001113892" calcext:value-type="float">
            <text:p>198.807001113892</text:p>
          </table:table-cell>
          <table:table-cell table:formula="of:=[.B22]-[.B21]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59.324073791504" calcext:value-type="float">
            <text:p>259.324073791504</text:p>
          </table:table-cell>
          <table:table-cell table:formula="of:=[.B23]-[.B22]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>
            <draw:frame draw:z-index="1" draw:style-name="gr1" draw:text-style-name="P1" svg:width="6.3008in" svg:height="3.5465in" svg:x="0.2016in" svg:y="0.0091in">
              <draw:object draw:notify-on-update-of-ranges="output.B37:output.B51 output.C36:output.C36 output.C37:output.C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3008in" svg:height="3.5465in" svg:x="0.4634in" svg:y="0.1303in">
              <draw:object draw:notify-on-update-of-ranges="output.C37:output.C37 output.C38:output.C51 output.D37:output.D37 output.D38:output.D5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43.475961685181" calcext:value-type="float">
            <text:p>443.475961685181</text:p>
          </table:table-cell>
          <table:table-cell table:formula="of:=[.B24]-[.B23]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23.455095291138" calcext:value-type="float">
            <text:p>823.455095291138</text:p>
          </table:table-cell>
          <table:table-cell table:formula="of:=[.B25]-[.B24]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884.06872749329" calcext:value-type="float">
            <text:p>1884.06872749329</text:p>
          </table:table-cell>
          <table:table-cell table:formula="of:=[.B26]-[.B25]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2768.05019378662" calcext:value-type="float">
            <text:p>2768.05019378662</text:p>
          </table:table-cell>
          <table:table-cell table:formula="of:=[.B27]-[.B26]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5389.87326622009" calcext:value-type="float">
            <text:p>5389.87326622009</text:p>
          </table:table-cell>
          <table:table-cell table:formula="of:=[.B28]-[.B27]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5381.80708885193" calcext:value-type="float">
            <text:p>5381.80708885193</text:p>
          </table:table-cell>
          <table:table-cell table:formula="of:=[.B29]-[.B28]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11222.932100296" calcext:value-type="float">
            <text:p>11222.932100296</text:p>
          </table:table-cell>
          <table:table-cell table:formula="of:=[.B30]-[.B29]" office:value-type="float" office:value="177" calcext:value-type="float">
            <text:p>177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20212.6400470734" calcext:value-type="float">
            <text:p>20212.6400470734</text:p>
          </table:table-cell>
          <table:table-cell table:formula="of:=[.B31]-[.B30]"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53604.7911643982" calcext:value-type="float">
            <text:p>53604.7911643982</text:p>
          </table:table-cell>
          <table:table-cell table:formula="of:=[.B32]-[.B31]" office:value-type="float" office:value="56" calcext:value-type="float">
            <text:p>56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95712.9828929901" calcext:value-type="float">
            <text:p>95712.9828929901</text:p>
          </table:table-cell>
          <table:table-cell table:formula="of:=[.B33]-[.B32]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181760.308027267" calcext:value-type="float">
            <text:p>181760.308027267</text:p>
          </table:table-cell>
          <table:table-cell table:formula="of:=[.B34]-[.B33]" office:value-type="float" office:value="67" calcext:value-type="float">
            <text:p>67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<text:s/>Tareas</text:p>
          </table:table-cell>
          <table:table-cell table:style-name="ce2" office:value-type="string" calcext:value-type="string">
            <text:p><text:s/>Tiempo de ejecución</text:p>
          </table:table-cell>
          <table:table-cell table:style-name="ce2" office:value-type="string" calcext:value-type="string">
            <text:p><text:span text:style-name="T1"> </text:span><text:span text:style-name="T2">Delta </text:span>Tareas</text:p>
          </table:table-cell>
          <table:table-cell table:style-name="Default"/>
          <table:table-cell table:style-name="ce2"/>
          <table:table-cell table:number-columns-repeated="1637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6.4419841766357" calcext:value-type="float">
            <text:p>96.4419841766357</text:p>
          </table:table-cell>
          <table:table-cell table:formula="of:=[.B37:.B51]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3.41498374939" calcext:value-type="float">
            <text:p>133.41498374939</text:p>
          </table:table-cell>
          <table:table-cell table:formula="of:=[.B38]-[.B37]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8.807001113892" calcext:value-type="float">
            <text:p>198.807001113892</text:p>
          </table:table-cell>
          <table:table-cell table:formula="of:=[.B39]-[.B38]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9.324073791504" calcext:value-type="float">
            <text:p>259.324073791504</text:p>
          </table:table-cell>
          <table:table-cell table:formula="of:=[.B40]-[.B39]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43.475961685181" calcext:value-type="float">
            <text:p>443.475961685181</text:p>
          </table:table-cell>
          <table:table-cell table:formula="of:=[.B41]-[.B40]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823.455095291138" calcext:value-type="float">
            <text:p>823.455095291138</text:p>
          </table:table-cell>
          <table:table-cell table:formula="of:=[.B42]-[.B41]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884.06872749329" calcext:value-type="float">
            <text:p>1884.06872749329</text:p>
          </table:table-cell>
          <table:table-cell table:formula="of:=[.B43]-[.B42]" office:value-type="float" office:value="25" calcext:value-type="float">
            <text:p>25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768.05019378662" calcext:value-type="float">
            <text:p>2768.05019378662</text:p>
          </table:table-cell>
          <table:table-cell table:formula="of:=[.B44]-[.B43]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389.87326622009" calcext:value-type="float">
            <text:p>5389.87326622009</text:p>
          </table:table-cell>
          <table:table-cell table:formula="of:=[.B45]-[.B44]" office:value-type="float" office:value="22" calcext:value-type="float">
            <text:p>2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5381.80708885193" calcext:value-type="float">
            <text:p>5381.80708885193</text:p>
          </table:table-cell>
          <table:table-cell table:formula="of:=[.B46]-[.B45]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222.932100296" calcext:value-type="float">
            <text:p>11222.932100296</text:p>
          </table:table-cell>
          <table:table-cell table:formula="of:=[.B47]-[.B46]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0212.6400470734" calcext:value-type="float">
            <text:p>20212.6400470734</text:p>
          </table:table-cell>
          <table:table-cell table:formula="of:=[.B48]-[.B47]" office:value-type="float" office:value="52" calcext:value-type="float">
            <text:p>5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53604.7911643982" calcext:value-type="float">
            <text:p>53604.7911643982</text:p>
          </table:table-cell>
          <table:table-cell table:formula="of:=[.B49]-[.B48]" office:value-type="float" office:value="53" calcext:value-type="float">
            <text:p>53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95712.9828929901" calcext:value-type="float">
            <text:p>95712.9828929901</text:p>
          </table:table-cell>
          <table:table-cell table:formula="of:=[.B50]-[.B49]" office:value-type="float" office:value="54" calcext:value-type="float">
            <text:p>54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81760.308027267" calcext:value-type="float">
            <text:p>181760.308027267</text:p>
          </table:table-cell>
          <table:table-cell table:formula="of:=[.B51]-[.B50]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URW Gothic L" svg:font-family="'URW Gothic L'" style:font-family-generic="swiss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30T23:46:41.770374699</dc:date>
    <meta:editing-duration>PT23M32S</meta:editing-duration>
    <meta:editing-cycles>1</meta:editing-cycles>
    <meta:document-statistic meta:table-count="1" meta:cell-count="176" meta:object-count="4"/>
    <meta:generator>LibreOffice/24.2.4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9cm" xlink:href=".." xlink:type="simple" chart:class="chart:scatter" chart:style-name="ch1">
        <chart:legend chart:legend-position="end" svg:x="11.486cm" svg:y="4.205cm" style:legend-expansion="high" chart:style-name="ch2"/>
        <chart:plot-area chart:style-name="ch3" table:cell-range-address="output.B37:output.C51 output.C36:output.C36" chart:data-source-has-labels="row" svg:x="0.32cm" svg:y="0.18cm" svg:width="10.846cm" svg:height="8.649cm">
          <chart:coordinate-region svg:x="1.709cm" svg:y="0.379cm" svg:width="9.177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.C37:output.C51" chart:label-cell-address="output.C36:output.C36" chart:class="chart:scatter">
            <chart:domain table:cell-range-address="output.B37:output.B5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iempo de ejecución</text:p>
                <draw:g>
                  <svg:desc>output.C36:output.C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output.B37:output.B51</svg:desc>
                </draw:g>
              </table:table-cell>
              <table:table-cell office:value-type="float" office:value="96.4419841766357">
                <text:p>96.4419841766357</text:p>
                <draw:g>
                  <svg:desc>output.C37:output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3.41498374939">
                <text:p>133.41498374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98.807001113892">
                <text:p>198.807001113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259.324073791504">
                <text:p>259.324073791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43.475961685181">
                <text:p>443.475961685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823.455095291138">
                <text:p>823.455095291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1884.06872749329">
                <text:p>1884.06872749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2768.05019378662">
                <text:p>2768.05019378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5389.87326622009">
                <text:p>5389.87326622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5381.80708885193">
                <text:p>5381.80708885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222.932100296">
                <text:p>11222.932100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20212.6400470734">
                <text:p>20212.6400470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5">
                <text:p>205</text:p>
              </table:table-cell>
              <table:table-cell office:value-type="float" office:value="53604.7911643982">
                <text:p>53604.7911643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9">
                <text:p>259</text:p>
              </table:table-cell>
              <table:table-cell office:value-type="float" office:value="95712.9828929901">
                <text:p>95712.9828929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">
                <text:p>263</text:p>
              </table:table-cell>
              <table:table-cell office:value-type="float" office:value="181760.308027267">
                <text:p>181760.308027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9cm" xlink:href=".." xlink:type="simple" chart:class="chart:scatter" chart:style-name="ch1">
        <chart:legend chart:legend-position="end" svg:x="11.724cm" svg:y="4.205cm" style:legend-expansion="high" chart:style-name="ch2"/>
        <chart:plot-area chart:style-name="ch3" table:cell-range-address="output.B21:output.C34 output.C20:output.C20" chart:data-source-has-labels="row" svg:x="0.32cm" svg:y="0.18cm" svg:width="11.084cm" svg:height="8.649cm">
          <chart:coordinate-region svg:x="1.709cm" svg:y="0.379cm" svg:width="9.415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.C21:output.C34" chart:label-cell-address="output.C20:output.C20" chart:class="chart:scatter">
            <chart:domain table:cell-range-address="output.B21:output.B34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96.4419841766357</text:p>
                <draw:g>
                  <svg:desc>output.C20:output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output.B21:output.B34</svg:desc>
                </draw:g>
              </table:table-cell>
              <table:table-cell office:value-type="float" office:value="133.41498374939">
                <text:p>133.41498374939</text:p>
                <draw:g>
                  <svg:desc>output.C21:output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198.807001113892">
                <text:p>198.807001113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259.324073791504">
                <text:p>259.324073791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443.475961685181">
                <text:p>443.475961685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823.455095291138">
                <text:p>823.455095291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884.06872749329">
                <text:p>1884.06872749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2768.05019378662">
                <text:p>2768.05019378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5389.87326622009">
                <text:p>5389.8732662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5381.80708885193">
                <text:p>5381.80708885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">
                <text:p>359</text:p>
              </table:table-cell>
              <table:table-cell office:value-type="float" office:value="11222.932100296">
                <text:p>11222.932100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">
                <text:p>413</text:p>
              </table:table-cell>
              <table:table-cell office:value-type="float" office:value="20212.6400470734">
                <text:p>20212.6400470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9">
                <text:p>469</text:p>
              </table:table-cell>
              <table:table-cell office:value-type="float" office:value="53604.7911643982">
                <text:p>53604.7911643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1">
                <text:p>481</text:p>
              </table:table-cell>
              <table:table-cell office:value-type="float" office:value="95712.9828929901">
                <text:p>95712.9828929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8">
                <text:p>548</text:p>
              </table:table-cell>
              <table:table-cell office:value-type="float" office:value="181760.308027267">
                <text:p>181760.308027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9cm" xlink:href=".." xlink:type="simple" chart:class="chart:scatter" chart:style-name="ch1">
        <chart:legend chart:legend-position="end" svg:x="14.291cm" svg:y="4.205cm" style:legend-expansion="high" chart:style-name="ch2"/>
        <chart:plot-area chart:style-name="ch3" table:cell-range-address="output.C20:output.D34" chart:data-source-has-labels="row" svg:x="0.32cm" svg:y="0.18cm" svg:width="13.651cm" svg:height="8.649cm">
          <chart:coordinate-region svg:x="1.127cm" svg:y="0.379cm" svg:width="12.273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.D21:output.D34" chart:label-cell-address="output.D20:output.D20" chart:class="chart:scatter">
            <chart:domain table:cell-range-address="output.C21:output.C34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5</text:p>
                <draw:g>
                  <svg:desc>output.D20:output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41498374939">
                <text:p>133.41498374939</text:p>
                <draw:g>
                  <svg:desc>output.C21:output.C34</svg:desc>
                </draw:g>
              </table:table-cell>
              <table:table-cell office:value-type="float" office:value="12">
                <text:p>12</text:p>
                <draw:g>
                  <svg:desc>output.D21:output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.807001113892">
                <text:p>198.8070011138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9.324073791504">
                <text:p>259.3240737915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.475961685181">
                <text:p>443.475961685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3.455095291138">
                <text:p>823.4550952911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4.06872749329">
                <text:p>1884.068727493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8.05019378662">
                <text:p>2768.050193786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89.87326622009">
                <text:p>5389.8732662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81.80708885193">
                <text:p>5381.80708885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22.932100296">
                <text:p>11222.93210029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12.6400470734">
                <text:p>20212.64004707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604.7911643982">
                <text:p>53604.79116439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712.9828929901">
                <text:p>95712.98289299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760.308027267">
                <text:p>181760.308027267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9cm" xlink:href=".." xlink:type="simple" chart:class="chart:scatter" chart:style-name="ch1">
        <chart:legend chart:legend-position="end" svg:x="14.476cm" svg:y="4.205cm" style:legend-expansion="high" chart:style-name="ch2"/>
        <chart:plot-area chart:style-name="ch3" table:cell-range-address="output.C37:output.D51" chart:data-source-has-labels="row" svg:x="0.32cm" svg:y="0.18cm" svg:width="13.836cm" svg:height="8.649cm">
          <chart:coordinate-region svg:x="0.941cm" svg:y="0.379cm" svg:width="12.644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put.D38:output.D51" chart:label-cell-address="output.D37:output.D37" chart:class="chart:scatter">
            <chart:domain table:cell-range-address="output.C38:output.C51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</text:p>
                <draw:g>
                  <svg:desc>output.D37:output.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41498374939">
                <text:p>133.41498374939</text:p>
                <draw:g>
                  <svg:desc>output.C38:output.C51</svg:desc>
                </draw:g>
              </table:table-cell>
              <table:table-cell office:value-type="float" office:value="3">
                <text:p>3</text:p>
                <draw:g>
                  <svg:desc>output.D38:output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.807001113892">
                <text:p>198.8070011138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9.324073791504">
                <text:p>259.324073791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.475961685181">
                <text:p>443.475961685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3.455095291138">
                <text:p>823.4550952911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4.06872749329">
                <text:p>1884.068727493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8.05019378662">
                <text:p>2768.05019378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89.87326622009">
                <text:p>5389.8732662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81.80708885193">
                <text:p>5381.807088851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22.932100296">
                <text:p>11222.932100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12.6400470734">
                <text:p>20212.64004707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604.7911643982">
                <text:p>53604.79116439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712.9828929901">
                <text:p>95712.98289299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760.308027267">
                <text:p>181760.30802726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